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18872" officeooo:paragraph-rsid="05af581f"/>
    </style:style>
    <style:style style:name="P7" style:family="paragraph" style:parent-style-name="Text_20_body">
      <style:text-properties officeooo:rsid="0575306a" officeooo:paragraph-rsid="0575306a"/>
    </style:style>
    <style:style style:name="P8" style:family="paragraph" style:parent-style-name="Text_20_body">
      <style:text-properties style:use-window-font-color="true" loext:opacity="0%" officeooo:rsid="060f128b" officeooo:paragraph-rsid="05a16e23"/>
    </style:style>
    <style:style style:name="P9" style:family="paragraph" style:parent-style-name="Text_20_body">
      <style:text-properties style:use-window-font-color="true" loext:opacity="0%" officeooo:rsid="054277b2" officeooo:paragraph-rsid="05a34a3d"/>
    </style:style>
    <style:style style:name="P10" style:family="paragraph" style:parent-style-name="Text_20_body">
      <style:paragraph-properties fo:text-align="end" style:justify-single-word="false"/>
      <style:text-properties officeooo:rsid="05b25cfa" officeooo:paragraph-rsid="05ac240f"/>
    </style:style>
    <style:style style:name="P11" style:family="paragraph" style:parent-style-name="Text_20_body">
      <style:text-properties officeooo:rsid="05b25cfa" officeooo:paragraph-rsid="05ac240f"/>
    </style:style>
    <style:style style:name="P12" style:family="paragraph" style:parent-style-name="Text_20_body">
      <style:text-properties officeooo:paragraph-rsid="05ac240f"/>
    </style:style>
    <style:style style:name="P13" style:family="paragraph" style:parent-style-name="Text_20_body">
      <style:text-properties officeooo:paragraph-rsid="04eb2fb1"/>
    </style:style>
    <style:style style:name="P14" style:family="paragraph" style:parent-style-name="Text_20_body">
      <style:text-properties officeooo:rsid="058d1665" officeooo:paragraph-rsid="05ae46c5"/>
    </style:style>
    <style:style style:name="P15" style:family="paragraph" style:parent-style-name="Text_20_body">
      <style:text-properties officeooo:rsid="059ef6f6" officeooo:paragraph-rsid="05b2dda8"/>
    </style:style>
    <style:style style:name="P16" style:family="paragraph" style:parent-style-name="Text_20_body">
      <style:text-properties officeooo:rsid="05af059e" officeooo:paragraph-rsid="05b2dda8"/>
    </style:style>
    <style:style style:name="P17" style:family="paragraph" style:parent-style-name="Text_20_body">
      <style:text-properties officeooo:paragraph-rsid="05b36329"/>
    </style:style>
    <style:style style:name="P18" style:family="paragraph" style:parent-style-name="Text_20_body">
      <style:text-properties officeooo:rsid="05a1cfed" officeooo:paragraph-rsid="05b4e797"/>
    </style:style>
    <style:style style:name="P19" style:family="paragraph" style:parent-style-name="Text_20_body">
      <style:text-properties officeooo:rsid="05bea3e8" officeooo:paragraph-rsid="05b4e797"/>
    </style:style>
    <style:style style:name="P20" style:family="paragraph" style:parent-style-name="Text_20_body">
      <style:text-properties officeooo:paragraph-rsid="05b4e797"/>
    </style:style>
    <style:style style:name="P21" style:family="paragraph" style:parent-style-name="Text_20_body">
      <style:text-properties officeooo:rsid="05a5313d" officeooo:paragraph-rsid="05b68b9e"/>
    </style:style>
    <style:style style:name="P22" style:family="paragraph" style:parent-style-name="Text_20_body">
      <style:text-properties officeooo:rsid="05c4dfb6" officeooo:paragraph-rsid="05b8fb7a"/>
    </style:style>
    <style:style style:name="P23" style:family="paragraph" style:parent-style-name="Text_20_body">
      <style:text-properties officeooo:paragraph-rsid="05b8fb7a"/>
    </style:style>
    <style:style style:name="P24" style:family="paragraph" style:parent-style-name="Heading_20_2">
      <style:paragraph-properties fo:line-height="100%"/>
      <style:text-properties officeooo:rsid="04d67b69" officeooo:paragraph-rsid="04ea4747"/>
    </style:style>
    <style:style style:name="P25" style:family="paragraph" style:parent-style-name="Heading_20_2">
      <style:text-properties officeooo:rsid="052ad1a0" officeooo:paragraph-rsid="05718872"/>
    </style:style>
    <style:style style:name="P26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27" style:family="paragraph" style:parent-style-name="Heading_20_2">
      <style:paragraph-properties fo:line-height="100%"/>
      <style:text-properties officeooo:paragraph-rsid="05ac240f"/>
    </style:style>
    <style:style style:name="P28" style:family="paragraph" style:parent-style-name="Heading_20_2">
      <style:text-properties officeooo:paragraph-rsid="05b4e797"/>
    </style:style>
    <style:style style:name="P29" style:family="paragraph" style:parent-style-name="Heading_20_2">
      <style:text-properties officeooo:paragraph-rsid="05b4f6f8"/>
    </style:style>
    <style:style style:name="P30" style:family="paragraph" style:parent-style-name="Heading_20_2">
      <style:text-properties officeooo:paragraph-rsid="05b68b9e"/>
    </style:style>
    <style:style style:name="P31" style:family="paragraph" style:parent-style-name="Heading_20_2">
      <style:paragraph-properties fo:line-height="100%"/>
      <style:text-properties officeooo:rsid="05bea3e8" officeooo:paragraph-rsid="05b8fb7a"/>
    </style:style>
    <style:style style:name="P32" style:family="paragraph" style:parent-style-name="Heading_20_2">
      <style:text-properties officeooo:paragraph-rsid="05b8fb7a"/>
    </style:style>
    <style:style style:name="P33" style:family="paragraph" style:parent-style-name="Text_20_body">
      <style:paragraph-properties fo:text-align="end" style:justify-single-word="false" style:writing-mode="rl-tb"/>
      <style:text-properties officeooo:paragraph-rsid="05b4f6f8"/>
    </style:style>
    <style:style style:name="P3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35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bea3e8" officeooo:paragraph-rsid="05b4e797" style:font-weight-asian="normal" style:font-name-complex="David CLM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38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a16e23" style:font-weight-asian="normal" style:font-weight-complex="normal"/>
    </style:style>
    <style:style style:name="P39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ad1a0" officeooo:paragraph-rsid="05a16e23"/>
    </style:style>
    <style:style style:name="P40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a34a3d"/>
    </style:style>
    <style:style style:name="P41" style:family="paragraph" style:parent-style-name="Heading_20_2">
      <style:paragraph-properties fo:line-height="100%" fo:text-align="end" style:justify-single-word="false" style:writing-mode="rl-tb"/>
      <style:text-properties style:font-name="David CLM" fo:font-size="10pt" style:text-underline-style="solid" style:text-underline-type="double" style:text-underline-width="auto" style:text-underline-color="font-color" fo:font-weight="normal" officeooo:rsid="052ad1a0" officeooo:paragraph-rsid="05b8fb7a" style:font-size-asian="10pt" style:font-weight-asian="normal" style:font-name-complex="David CLM" style:font-size-complex="10pt" style:font-weight-complex="normal"/>
    </style:style>
    <style:style style:name="P42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b4f6f8" style:font-size-asian="10pt" style:font-size-complex="10pt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5d32eff" officeooo:paragraph-rsid="05b68b9e"/>
    </style:style>
    <style:style style:name="P4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45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fo:color="#00000a" loext:opacity="100%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P46" style:family="paragraph" style:parent-style-name="Heading_20_2">
      <style:paragraph-properties fo:margin-top="0in" fo:margin-bottom="0.0181in" style:contextual-spacing="false"/>
      <style:text-properties officeooo:rsid="05707a8f" officeooo:paragraph-rsid="05b4f6f8"/>
    </style:style>
    <style:style style:name="P47" style:family="paragraph" style:parent-style-name="Text_20_body">
      <style:paragraph-properties fo:margin-top="0in" fo:margin-bottom="0.0181in" style:contextual-spacing="false" fo:text-align="start" style:justify-single-word="false" style:writing-mode="lr-tb"/>
      <style:text-properties style:font-name="Courier New" fo:font-size="10pt" officeooo:paragraph-rsid="05b4f6f8" style:font-size-asian="10pt" style:font-name-complex="Courier New1" style:font-size-complex="10pt"/>
    </style:style>
    <style:style style:name="P48" style:family="paragraph" style:parent-style-name="Text_20_body">
      <style:paragraph-properties fo:margin-top="0in" fo:margin-bottom="0.0181in" style:contextual-spacing="false" fo:text-align="end" style:justify-single-word="false" style:writing-mode="rl-tb"/>
      <style:text-properties officeooo:paragraph-rsid="05b4f6f8"/>
    </style:style>
    <style:style style:name="P49" style:family="paragraph" style:parent-style-name="Heading_20_1">
      <style:paragraph-properties fo:line-height="100%"/>
      <style:text-properties officeooo:rsid="04af6545" officeooo:paragraph-rsid="05adad3d"/>
    </style:style>
    <style:style style:name="P50" style:family="paragraph" style:parent-style-name="Heading_20_2">
      <style:paragraph-properties fo:line-height="100%"/>
      <style:text-properties fo:color="#000000" loext:opacity="100%" style:font-name="Monospace" fo:font-size="12pt" fo:font-style="normal" fo:font-weight="normal" officeooo:rsid="05d7de44" officeooo:paragraph-rsid="05b2dda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1" style:family="paragraph" style:parent-style-name="Heading_20_2">
      <style:text-properties fo:color="#000000" loext:opacity="100%" style:font-name="Monospace" fo:font-size="12pt" fo:font-style="normal" fo:font-weight="normal" officeooo:rsid="05e25695" officeooo:paragraph-rsid="05b2dda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2" style:family="paragraph" style:parent-style-name="Heading_20_2">
      <style:paragraph-properties fo:line-height="100%"/>
      <style:text-properties officeooo:paragraph-rsid="05b91870"/>
    </style:style>
    <style:style style:name="P53" style:family="paragraph" style:parent-style-name="Heading_20_2">
      <style:text-properties officeooo:paragraph-rsid="05b91870"/>
    </style:style>
    <style:style style:name="P54" style:family="paragraph" style:parent-style-name="Heading_20_2">
      <style:text-properties officeooo:paragraph-rsid="0594c1d1"/>
    </style:style>
    <style:style style:name="P55" style:family="paragraph" style:parent-style-name="Heading_20_2">
      <style:text-properties officeooo:paragraph-rsid="056043cc"/>
    </style:style>
    <style:style style:name="P56" style:family="paragraph" style:parent-style-name="Heading_20_2">
      <style:text-properties officeooo:paragraph-rsid="05b68b9e"/>
    </style:style>
    <style:style style:name="P57" style:family="paragraph" style:parent-style-name="Heading_20_2">
      <style:text-properties officeooo:paragraph-rsid="05bacc33"/>
    </style:style>
    <style:style style:name="P58" style:family="paragraph" style:parent-style-name="Heading_20_2">
      <style:text-properties officeooo:paragraph-rsid="05bcbbd0"/>
    </style:style>
    <style:style style:name="P59" style:family="paragraph" style:parent-style-name="Heading_20_2">
      <style:paragraph-properties fo:margin-top="0in" fo:margin-bottom="0.0181in" style:contextual-spacing="false" fo:line-height="100%"/>
      <style:text-properties fo:color="#000000" loext:opacity="100%" style:font-name="Monospace" fo:font-size="12pt" fo:font-style="normal" fo:font-weight="normal" officeooo:rsid="05e25695" officeooo:paragraph-rsid="05b9187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60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paragraph-rsid="05bacc33"/>
    </style:style>
    <style:style style:name="P61" style:family="paragraph" style:parent-style-name="Heading_20_3" style:list-style-name="L1">
      <style:paragraph-properties fo:text-align="start" style:justify-single-word="false" style:writing-mode="lr-tb"/>
      <style:text-properties officeooo:paragraph-rsid="0575306a"/>
    </style:style>
    <style:style style:name="P62" style:family="paragraph" style:parent-style-name="Standard" style:list-style-name="L5">
      <style:text-properties fo:language="en" fo:country="US" officeooo:rsid="05e579c1" officeooo:paragraph-rsid="05b91870"/>
    </style:style>
    <style:style style:name="P63" style:family="paragraph" style:parent-style-name="Standard">
      <style:text-properties fo:language="en" fo:country="US" officeooo:rsid="05e579c1" officeooo:paragraph-rsid="05b91870"/>
    </style:style>
    <style:style style:name="P64" style:family="paragraph" style:parent-style-name="Standard" style:list-style-name="L5">
      <style:text-properties officeooo:paragraph-rsid="05b91870"/>
    </style:style>
    <style:style style:name="P65" style:family="paragraph" style:parent-style-name="Standard">
      <style:text-properties officeooo:rsid="05e38a4d" officeooo:paragraph-rsid="05b91870"/>
    </style:style>
    <style:style style:name="P66" style:family="paragraph" style:parent-style-name="Text_20_body">
      <style:text-properties style:font-name="Monospace" officeooo:rsid="05ef12cf" officeooo:paragraph-rsid="05b36329" style:font-size-asian="10.5pt" style:font-name-complex="David CLM1" style:font-weight-complex="normal"/>
    </style:style>
    <style:style style:name="P67" style:family="paragraph" style:parent-style-name="Text_20_body" style:list-style-name="L2">
      <style:text-properties style:use-window-font-color="true" loext:opacity="0%" officeooo:rsid="060f128b" officeooo:paragraph-rsid="05a16e23"/>
    </style:style>
    <style:style style:name="P68" style:family="paragraph" style:parent-style-name="Text_20_body" style:list-style-name="L2">
      <style:text-properties style:use-window-font-color="true" loext:opacity="0%" fo:font-weight="bold" officeooo:rsid="060f128b" officeooo:paragraph-rsid="05a16e23" style:font-weight-asian="bold" style:font-weight-complex="bold"/>
    </style:style>
    <style:style style:name="P69" style:family="paragraph" style:parent-style-name="Text_20_body">
      <style:text-properties officeooo:rsid="059ef6f6" officeooo:paragraph-rsid="05b91870"/>
    </style:style>
    <style:style style:name="P70" style:family="paragraph" style:parent-style-name="Text_20_body">
      <style:text-properties officeooo:rsid="05af059e" officeooo:paragraph-rsid="05b91870"/>
    </style:style>
    <style:style style:name="P71" style:family="paragraph" style:parent-style-name="Text_20_body">
      <style:text-properties officeooo:rsid="0516726b" officeooo:paragraph-rsid="0594c1d1"/>
    </style:style>
    <style:style style:name="P72" style:family="paragraph" style:parent-style-name="Text_20_body">
      <style:text-properties officeooo:rsid="051857fb" officeooo:paragraph-rsid="0594c1d1"/>
    </style:style>
    <style:style style:name="P73" style:family="paragraph" style:parent-style-name="Text_20_body">
      <style:text-properties officeooo:paragraph-rsid="05bcbbd0"/>
    </style:style>
    <style:style style:name="P74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57c5569" officeooo:paragraph-rsid="05afd0e1"/>
    </style:style>
    <style:style style:name="P75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76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77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78" style:family="paragraph" style:parent-style-name="Text_20_body">
      <style:paragraph-properties fo:line-height="100%" fo:text-align="end" style:justify-single-word="false" style:writing-mode="rl-tb"/>
      <style:text-properties style:font-name="David CLM" fo:language="en" fo:country="US" style:text-underline-style="none" fo:font-weight="normal" officeooo:rsid="06007ef7" officeooo:paragraph-rsid="05bcbbd0" style:font-weight-asian="normal" style:font-name-complex="David CLM" style:font-weight-complex="normal"/>
    </style:style>
    <style:style style:name="P79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5bcbbd0" style:font-weight-asian="normal" style:font-name-complex="David CLM" style:font-weight-complex="normal"/>
    </style:style>
    <style:style style:name="P80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81" style:family="paragraph" style:parent-style-name="Text_20_body" style:list-style-name="WWNum2">
      <style:paragraph-properties fo:margin-top="0in" fo:margin-bottom="0.0181in" style:contextual-spacing="false" fo:text-align="end" style:justify-single-word="false" style:writing-mode="rl-tb"/>
      <style:text-properties fo:font-weight="normal" officeooo:paragraph-rsid="05b4f6f8" style:font-weight-asian="normal" style:font-weight-complex="normal"/>
    </style:style>
    <style:style style:name="P82" style:family="paragraph" style:parent-style-name="Text_20_body">
      <style:paragraph-properties fo:margin-top="0in" fo:margin-bottom="0.0181in" style:contextual-spacing="false"/>
      <style:text-properties style:font-name="Monospace" officeooo:rsid="05707a8f" officeooo:paragraph-rsid="05b91870" style:font-size-asian="10.5pt" style:font-name-complex="David CLM1" style:font-weight-complex="normal"/>
    </style:style>
    <style:style style:name="P83" style:family="paragraph" style:parent-style-name="Text_20_body" style:list-style-name="L4">
      <style:paragraph-properties fo:margin-top="0in" fo:margin-bottom="0in" style:contextual-spacing="false"/>
      <style:text-properties officeooo:rsid="059ef6f6" officeooo:paragraph-rsid="05b2dda8"/>
    </style:style>
    <style:style style:name="P84" style:family="paragraph" style:parent-style-name="Text_20_body" style:list-style-name="L4">
      <style:paragraph-properties fo:margin-top="0in" fo:margin-bottom="0in" style:contextual-spacing="false"/>
      <style:text-properties officeooo:rsid="059ef6f6" officeooo:paragraph-rsid="05b91870"/>
    </style:style>
    <style:style style:name="P8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86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ab760" officeooo:paragraph-rsid="05bcbbd0" style:font-size-asian="10.5pt" style:font-name-complex="David CLM1" style:font-weight-complex="normal"/>
    </style:style>
    <style:style style:name="P87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88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bacc33"/>
    </style:style>
    <style:style style:name="T1" style:family="text">
      <style:text-properties officeooo:rsid="04c14f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4e7f806" style:font-size-asian="8pt" style:font-size-complex="8pt"/>
    </style:style>
    <style:style style:name="T4" style:family="text">
      <style:text-properties fo:font-size="8pt" officeooo:rsid="058d1665" style:font-size-asian="8pt" style:font-size-complex="8pt"/>
    </style:style>
    <style:style style:name="T5" style:family="text">
      <style:text-properties fo:font-size="8pt" officeooo:rsid="05139ee2" style:font-size-asian="8pt" style:font-size-complex="8pt"/>
    </style:style>
    <style:style style:name="T6" style:family="text">
      <style:text-properties officeooo:rsid="04c9db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4eb2fb1" style:font-weight-asian="bold" style:font-weight-complex="bold"/>
    </style:style>
    <style:style style:name="T9" style:family="text">
      <style:text-properties fo:font-weight="bold" officeooo:rsid="058bcf38" style:font-weight-asian="bold" style:font-weight-complex="bold"/>
    </style:style>
    <style:style style:name="T10" style:family="text">
      <style:text-properties officeooo:rsid="04d75d17"/>
    </style:style>
    <style:style style:name="T11" style:family="text">
      <style:text-properties officeooo:rsid="04e7f806"/>
    </style:style>
    <style:style style:name="T12" style:family="text">
      <style:text-properties officeooo:rsid="04ecb87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4f30b09" style:font-weight-asian="normal" style:font-weight-complex="normal"/>
    </style:style>
    <style:style style:name="T15" style:family="text">
      <style:text-properties fo:font-weight="normal" officeooo:rsid="057c39d8" style:font-weight-asian="normal" style:font-weight-complex="normal"/>
    </style:style>
    <style:style style:name="T16" style:family="text">
      <style:text-properties fo:font-weight="normal" officeooo:rsid="0584e540" style:font-weight-asian="normal" style:font-weight-complex="normal"/>
    </style:style>
    <style:style style:name="T17" style:family="text">
      <style:text-properties officeooo:rsid="0504e67b"/>
    </style:style>
    <style:style style:name="T18" style:family="text">
      <style:text-properties officeooo:rsid="0505c38a"/>
    </style:style>
    <style:style style:name="T19" style:family="text">
      <style:text-properties officeooo:rsid="050ce1d0"/>
    </style:style>
    <style:style style:name="T20" style:family="text">
      <style:text-properties officeooo:rsid="05226f8d"/>
    </style:style>
    <style:style style:name="T21" style:family="text">
      <style:text-properties officeooo:rsid="056dcf64"/>
    </style:style>
    <style:style style:name="T22" style:family="text">
      <style:text-properties officeooo:rsid="05707a8f"/>
    </style:style>
    <style:style style:name="T23" style:family="text">
      <style:text-properties officeooo:rsid="0571c66a"/>
    </style:style>
    <style:style style:name="T24" style:family="text">
      <style:text-properties officeooo:rsid="0572908e"/>
    </style:style>
    <style:style style:name="T25" style:family="text">
      <style:text-properties officeooo:rsid="0572f345"/>
    </style:style>
    <style:style style:name="T26" style:family="text">
      <style:text-properties officeooo:rsid="05747c2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4d75d17" style:font-style-asian="italic" style:font-style-complex="italic"/>
    </style:style>
    <style:style style:name="T29" style:family="text">
      <style:text-properties fo:font-style="italic" officeooo:rsid="051fec76" style:font-style-asian="italic" style:font-style-complex="italic"/>
    </style:style>
    <style:style style:name="T30" style:family="text">
      <style:text-properties fo:font-style="italic" officeooo:rsid="05a1cfed" style:font-style-asian="italic" style:font-style-complex="italic"/>
    </style:style>
    <style:style style:name="T31" style:family="text">
      <style:text-properties fo:font-style="italic" officeooo:rsid="05b94141" style:font-style-asian="italic" style:font-style-complex="italic"/>
    </style:style>
    <style:style style:name="T32" style:family="text">
      <style:text-properties fo:font-style="italic" officeooo:rsid="05c8440b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57f17d3"/>
    </style:style>
    <style:style style:name="T35" style:family="text">
      <style:text-properties officeooo:rsid="058d1665"/>
    </style:style>
    <style:style style:name="T36" style:family="text">
      <style:text-properties officeooo:rsid="04ed7cbc"/>
    </style:style>
    <style:style style:name="T37" style:family="text">
      <style:text-properties fo:font-size="12pt" officeooo:rsid="0575306a" style:font-size-asian="12pt" style:font-size-complex="12pt"/>
    </style:style>
    <style:style style:name="T38" style:family="text">
      <style:text-properties style:text-position="sub 58%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fo:font-style="italic" officeooo:rsid="051fec76" style:font-style-asian="italic" style:font-style-complex="italic"/>
    </style:style>
    <style:style style:name="T41" style:family="text">
      <style:text-properties style:text-position="sub 58%" officeooo:rsid="051fec76"/>
    </style:style>
    <style:style style:name="T42" style:family="text">
      <style:text-properties style:text-position="sub 58%" officeooo:rsid="052623dc"/>
    </style:style>
    <style:style style:name="T43" style:family="text">
      <style:text-properties officeooo:rsid="05139ee2"/>
    </style:style>
    <style:style style:name="T44" style:family="text">
      <style:text-properties officeooo:rsid="05180aee"/>
    </style:style>
    <style:style style:name="T45" style:family="text">
      <style:text-properties officeooo:rsid="051fec76"/>
    </style:style>
    <style:style style:name="T46" style:family="text">
      <style:text-properties officeooo:rsid="0518a5f0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518a5f0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officeooo:rsid="052623dc"/>
    </style:style>
    <style:style style:name="T51" style:family="text">
      <style:text-properties style:text-position="0% 100%" officeooo:rsid="0526c858"/>
    </style:style>
    <style:style style:name="T52" style:family="text">
      <style:text-properties style:text-position="0% 100%" officeooo:rsid="051fec76"/>
    </style:style>
    <style:style style:name="T53" style:family="text">
      <style:text-properties style:text-position="0% 100%" officeooo:rsid="05961008"/>
    </style:style>
    <style:style style:name="T54" style:family="text">
      <style:text-properties officeooo:rsid="0595a984"/>
    </style:style>
    <style:style style:name="T55" style:family="text">
      <style:text-properties officeooo:rsid="05a7cad0"/>
    </style:style>
    <style:style style:name="T56" style:family="text">
      <style:text-properties officeooo:rsid="057c39d8"/>
    </style:style>
    <style:style style:name="T57" style:family="text">
      <style:text-properties officeooo:rsid="05a7cd38"/>
    </style:style>
    <style:style style:name="T58" style:family="text">
      <style:text-properties officeooo:rsid="054277b2"/>
    </style:style>
    <style:style style:name="T59" style:family="text">
      <style:text-properties officeooo:rsid="056e2f5e"/>
    </style:style>
    <style:style style:name="T60" style:family="text">
      <style:text-properties officeooo:rsid="059a6ff2"/>
    </style:style>
    <style:style style:name="T61" style:family="text">
      <style:text-properties officeooo:rsid="056c292d"/>
    </style:style>
    <style:style style:name="T62" style:family="text">
      <style:text-properties officeooo:rsid="059b9eec"/>
    </style:style>
    <style:style style:name="T63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4" style:family="text">
      <style:text-properties fo:color="#00000a" loext:opacity="100%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5" style:family="text">
      <style:text-properties fo:color="#00000a" loext:opacity="100%" style:font-name="Times New Roman (Hebrew)" fo:font-size="12pt" fo:language="en" fo:country="US" officeooo:rsid="05b12e2f" style:font-size-asian="12pt" style:language-asian="en" style:country-asian="US" style:font-name-complex="Times New Roman (Hebrew)1" style:font-size-complex="12pt" style:language-complex="he" style:country-complex="IL" style:font-weight-complex="normal"/>
    </style:style>
    <style:style style:name="T66" style:family="text">
      <style:text-properties fo:color="#00000a" loext:opacity="100%"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he" style:country-complex="IL" style:font-style-complex="italic"/>
    </style:style>
    <style:style style:name="T67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8" style:family="text">
      <style:text-properties fo:color="#00000a" loext:opacity="100%" style:font-name="Times New Roman" fo:font-size="12pt" fo:language="en" fo:country="US" officeooo:rsid="05a710bf" style:font-size-asian="12pt" style:language-asian="en" style:country-asian="US" style:font-name-complex="Times New Roman1" style:font-size-complex="12pt" style:language-complex="he" style:country-complex="IL"/>
    </style:style>
    <style:style style:name="T69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70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71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style:style style:name="T72" style:family="text">
      <style:text-properties officeooo:rsid="05a8e7b6"/>
    </style:style>
    <style:style style:name="T73" style:family="text">
      <style:text-properties officeooo:rsid="05c42df8"/>
    </style:style>
    <style:style style:name="T74" style:family="text">
      <style:text-properties officeooo:rsid="05c8440b"/>
    </style:style>
    <style:style style:name="T75" style:family="text">
      <style:text-properties officeooo:rsid="05b38eae"/>
    </style:style>
    <style:style style:name="T76" style:family="text">
      <style:text-properties officeooo:rsid="04d67b69"/>
    </style:style>
    <style:style style:name="T77" style:family="text">
      <style:text-properties fo:color="#000000" loext:opacity="100%" style:font-name="Monospace" fo:font-size="12pt" fo:font-style="normal" fo:font-weight="normal" officeooo:rsid="05d7de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8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9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0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1" style:family="text">
      <style:text-properties officeooo:rsid="05b25cfa"/>
    </style:style>
    <style:style style:name="T82" style:family="text">
      <style:text-properties style:font-name="Monospace" officeooo:rsid="05d4e983" style:font-size-asian="10.5pt" style:font-name-complex="David CLM1" style:font-weight-complex="normal"/>
    </style:style>
    <style:style style:name="T83" style:family="text">
      <style:text-properties style:font-name="Monospace" officeooo:rsid="05adad3d" style:font-size-asian="10.5pt" style:font-name-complex="David CLM1" style:font-weight-complex="normal"/>
    </style:style>
    <style:style style:name="T84" style:family="text">
      <style:text-properties style:font-name="Monospace" officeooo:rsid="05ef12cf" style:font-size-asian="10.5pt" style:font-name-complex="David CLM1" style:font-weight-complex="normal"/>
    </style:style>
    <style:style style:name="T85" style:family="text">
      <style:text-properties style:font-name="Monospace" officeooo:rsid="05d848fb" style:font-size-asian="10.5pt" style:font-name-complex="David CLM1" style:font-weight-complex="normal"/>
    </style:style>
    <style:style style:name="T86" style:family="text">
      <style:text-properties style:font-name="Monospace" officeooo:rsid="05eeff6a" style:font-size-asian="10.5pt" style:font-name-complex="David CLM1" style:font-weight-complex="normal"/>
    </style:style>
    <style:style style:name="T87" style:family="text">
      <style:text-properties style:font-name="Monospace" officeooo:rsid="05f0cd0c" style:font-size-asian="10.5pt" style:font-name-complex="David CLM1" style:font-weight-complex="normal"/>
    </style:style>
    <style:style style:name="T88" style:family="text">
      <style:text-properties style:font-name="Monospace" officeooo:rsid="05fab760" style:font-size-asian="10.5pt" style:font-name-complex="David CLM1" style:font-weight-complex="normal"/>
    </style:style>
    <style:style style:name="T89" style:family="text">
      <style:text-properties style:font-name="Monospace" fo:font-weight="bold" officeooo:rsid="05adad3d" style:font-size-asian="10.5pt" style:font-weight-asian="bold" style:font-name-complex="David CLM1" style:font-weight-complex="normal"/>
    </style:style>
    <style:style style:name="T90" style:family="text">
      <style:text-properties style:font-name="Monospace" fo:language="en" fo:country="US" officeooo:rsid="05b404a0" style:font-size-asian="10.5pt" style:font-name-complex="David CLM1" style:font-weight-complex="normal"/>
    </style:style>
    <style:style style:name="T91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92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93" style:family="text">
      <style:text-properties officeooo:rsid="04eb2fb1"/>
    </style:style>
    <style:style style:name="T94" style:family="text">
      <style:text-properties officeooo:rsid="05ae46c5"/>
    </style:style>
    <style:style style:name="T95" style:family="text">
      <style:text-properties officeooo:rsid="05b017b2"/>
    </style:style>
    <style:style style:name="T96" style:family="text">
      <style:text-properties officeooo:rsid="05bfa8bb"/>
    </style:style>
    <style:style style:name="T97" style:family="text">
      <style:text-properties officeooo:rsid="05e056ab"/>
    </style:style>
    <style:style style:name="T98" style:family="text">
      <style:text-properties fo:language="en" fo:country="US"/>
    </style:style>
    <style:style style:name="T99" style:family="text">
      <style:text-properties fo:language="en" fo:country="US" officeooo:rsid="05e579c1"/>
    </style:style>
    <style:style style:name="T100" style:family="text">
      <style:text-properties fo:language="en" fo:country="US" officeooo:rsid="05f8e71a"/>
    </style:style>
    <style:style style:name="T101" style:family="text">
      <style:text-properties fo:language="en" fo:country="US" officeooo:rsid="06007ef7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officeooo:rsid="05bbc548"/>
    </style:style>
    <style:style style:name="T104" style:family="text">
      <style:text-properties officeooo:rsid="05b6d1f3"/>
    </style:style>
    <style:style style:name="T105" style:family="text">
      <style:text-properties officeooo:rsid="05a1cfed"/>
    </style:style>
    <style:style style:name="T106" style:family="text">
      <style:text-properties officeooo:rsid="05bea3e8"/>
    </style:style>
    <style:style style:name="T107" style:family="text">
      <style:text-properties officeooo:rsid="05b94141"/>
    </style:style>
    <style:style style:name="T108" style:family="text">
      <style:text-properties officeooo:rsid="05c725fd"/>
    </style:style>
    <style:style style:name="T109" style:family="text">
      <style:text-properties officeooo:rsid="058bcf38"/>
    </style:style>
    <style:style style:name="T110" style:family="text">
      <style:text-properties officeooo:rsid="05ac26cf"/>
    </style:style>
    <style:style style:name="T111" style:family="text">
      <style:text-properties officeooo:rsid="05d01ae0"/>
    </style:style>
    <style:style style:name="T112" style:family="text">
      <style:text-properties officeooo:rsid="058423e5"/>
    </style:style>
    <style:style style:name="T113" style:family="text">
      <style:text-properties officeooo:rsid="058a20eb"/>
    </style:style>
    <style:style style:name="T114" style:family="text">
      <style:text-properties officeooo:rsid="05a5313d"/>
    </style:style>
    <style:style style:name="T115" style:family="text">
      <style:text-properties officeooo:rsid="05d32eff"/>
    </style:style>
    <style:style style:name="T116" style:family="text">
      <style:text-properties officeooo:rsid="05a8ad20"/>
    </style:style>
    <style:style style:name="T117" style:family="text">
      <style:text-properties officeooo:rsid="05d1d0e9"/>
    </style:style>
    <style:style style:name="T118" style:family="text">
      <style:text-properties officeooo:rsid="05ed9798"/>
    </style:style>
    <style:style style:name="T119" style:family="text">
      <style:text-properties officeooo:rsid="05ef12cf"/>
    </style:style>
    <style:style style:name="T120" style:family="text">
      <style:text-properties officeooo:rsid="05c8ef1f"/>
    </style:style>
    <style:style style:name="T121" style:family="text">
      <style:text-properties officeooo:rsid="05f0cd0c"/>
    </style:style>
    <style:style style:name="T122" style:family="text">
      <style:text-properties officeooo:rsid="059ef6f6"/>
    </style:style>
    <style:style style:name="T123" style:family="text">
      <style:text-properties officeooo:rsid="05e68418"/>
    </style:style>
    <style:style style:name="T124" style:family="text">
      <style:text-properties officeooo:rsid="0604d8d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text:span text:style-name="T20">מטלה</text:span> <text:span text:style-name="T21">- אלגוריתמים </text:span><text:span text:style-name="T92">מגלי-אמת</text:span><text:span text:style-name="T21"> – </text:span><text:span text:style-name="T72">שאלות נוספות</text:span></text:h>
      <text:p text:style-name="P4">יש לענות על שאלה אחת לבחירתכם.</text:p>
      <text:p text:style-name="P24">שאלה<text:span text:style-name="T19">: וריאציות על מכרז ויקרי </text:span><text:span text:style-name="T3">(הקורס של טים, שאל</text:span><text:span text:style-name="T4">ות 27, 29</text:span><text:span text:style-name="T3">)</text:span></text:p>
      <text:p text:style-name="P13"><text:span text:style-name="T35">א. </text:span><text:span text:style-name="T93">ויקי המציאה מכרז חדש</text:span><text:span text:style-name="T12"> למכירת חפץ יחיד</text:span><text:span text:style-name="T93">: </text:span><text:span text:style-name="T12">מי שההכרזה שלו גבוהה ביותר זוכה בחפץ</text:span><text:span text:style-name="T93">, ומשלם את המחיר </text:span><text:span text:style-name="T8">השלישי</text:span><text:span text:style-name="T14"> (במקום המחיר השני במכרז ויקרי)</text:span><text:span text:style-name="T93">. האם המכרז של ויקי </text:span><text:span text:style-name="T83">מגלה-אמת</text:span><text:span text:style-name="T93">? </text:span><text:span text:style-name="T34">הוכיחו.</text:span></text:p>
      <text:p text:style-name="P14">ב. <text:span text:style-name="T36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</text:span><text:span text:style-name="T83">מגלה-אמת</text:span><text:span text:style-name="T36"> ויעיל פארטו למכירת העטים.</text:span></text:p>
      <text:p text:style-name="P17"><text:span text:style-name="T90">ג</text:span><text:span text:style-name="T96">. </text:span><text:span text:style-name="T74">למדנו שמכרז "מחיר ראשון" </text:span><text:span text:style-name="T85">אינו מגלה-אמת</text:span><text:span text:style-name="T74">, ומכרז "מחיר שני" </text:span><text:span text:style-name="T85">מגלה-אמת</text:span><text:span text:style-name="T74">. האם מכרז "מחיר שלישי" </text:span><text:span text:style-name="T97">מגלה-אמת</text:span><text:span text:style-name="T74">? מה לגבי "מחיר רביעי", "מחיר חמישי" וכו'?</text:span></text:p>
      <text:p text:style-name="P66"/>
      <text:p text:style-name="P52"><text:span text:style-name="T122">שאלה</text:span><text:span text:style-name="T11"> </text:span><text:span text:style-name="T80">3</text:span><text:span text:style-name="T122">: </text:span><text:span text:style-name="T80">מכרז פירסום סדרתי</text:span></text:p>
      <text:p text:style-name="P63">נניח שאנחנו מבצעים מכרז פירסום על k משבצות-פירסום, בעזרת האלגוריתם הבא:</text:p>
      <text:list xml:id="list1156908143" text:style-name="L5">
        <text:list-item>
          <text:p text:style-name="P62">לכל i בין 1 ל-k:</text:p>
          <text:list>
            <text:list-item>
              <text:p text:style-name="P64"><text:span text:style-name="T99">בצע מכרז ויקרי על </text:span><text:span text:style-name="T91">משבצת i, בין כל המפרסמים שעדיין לא זכו.</text:span></text:p>
            </text:list-item>
          </text:list>
        </text:list-item>
      </text:list>
      <text:p text:style-name="P63"/>
      <text:p text:style-name="P63">הראו <text:span text:style-name="T123">שהאלגוריתם אינו </text:span>מגלה-אמת עבור k &gt;= 2.</text:p>
      <text:p text:style-name="P65"/>
      <text:p text:style-name="P53">שאלה: <text:span text:style-name="T43">מכרז מחיר שני מוכלל</text:span></text:p>
      <text:p text:style-name="P69"><text:span text:style-name="T27">מכרז מחיר שני מוכלל <text:s/></text:span>(Generalized Second Price Auction, GSP) הומצא ע"י גוגל, והוא מתנהל באופן הבא:</text:p>
      <text:list xml:id="list4261559582" text:style-name="L4">
        <text:list-item>
          <text:p text:style-name="P84">כל מפרסם מכריז על הערך של קליק בעיניו;</text:p>
        </text:list-item>
        <text:list-item>
          <text:p text:style-name="P84">המפרסם שהכריז את הערך הגבוה ביותר זוכה במקום הראשון ומשלם את המחיר השני;</text:p>
        </text:list-item>
        <text:list-item>
          <text:p text:style-name="P84">המפרסם שהכריז את הערך השני זוכה במקום השני ומשלם את המחיר השלישי;</text:p>
        </text:list-item>
        <text:list-item>
          <text:p text:style-name="P84">וכו'…</text:p>
        </text:list-item>
      </text:list>
      <text:p text:style-name="P69">א. <text:span text:style-name="T75">הוכיחו, שכאשר ישנם שני מקומות או יותר, מכרז GSP אינו מגלה-אמת.</text:span></text:p>
      <text:p text:style-name="P70"><text:span text:style-name="T95">ב</text:span>. הוכיחו <text:span text:style-name="T75">שהתשלומים במכרז GSP תמיד גבוהים לפחות כמו התשלומים במכרז VCG. </text:span></text:p>
      <text:p text:style-name="P59"/>
      <text:p text:style-name="P82"/>
      <text:p text:style-name="P54">שאלה: <text:span text:style-name="T43">מכרזי פירסום - איכות המודעה</text:span><text:span text:style-name="T5"> (הקורס של טים, תרגילים 32, 34)</text:span></text:p>
      <text:p text:style-name="P71">בשיעור הנחנו<text:span text:style-name="T44">,</text:span> <text:span text:style-name="T4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72"><text:soft-page-break/><text:span text:style-name="T45">א. </text:span>נניח <text:span text:style-name="T46">שלכל </text:span>מודעה <text:span text:style-name="T27">j</text:span> יש מקדם איכות <text:span text:style-name="T27">q</text:span><text:span text:style-name="T39">j</text:span><text:span text:style-name="T38">, <text:s/></text:span><text:span text:style-name="T47">והסתברות ההקלקה </text:span><text:span text:style-name="T48">כש</text:span><text:span text:style-name="T47">שמים אותה במקום </text:span><text:span text:style-name="T49">k</text:span><text:span text:style-name="T47"> היא:</text:span></text:p>
      <text:p text:style-name="P85"><text:span text:style-name="T47">r</text:span><text:span text:style-name="T41">j,</text:span><text:span text:style-name="T38">k</text:span><text:span text:style-name="T42"> </text:span><text:span text:style-name="T50"><text:s/>= </text:span><text:span text:style-name="T47">r</text:span><text:span text:style-name="T38">k</text:span><text:span text:style-name="T47">*q</text:span><text:span text:style-name="T38">j</text:span></text:p>
      <text:p text:style-name="P76">תארו אלגוריתם המשבץ מודעות למיקומים וממקסם את סכום הערכים. <text:span text:style-name="T54">הוכיחו את נכונות האלגוריתם.</text:span></text:p>
      <text:p text:style-name="P72"><text:span text:style-name="T45">ב. נניח שלכל מודעה </text:span><text:span text:style-name="T29">j</text:span><text:span text:style-name="T45"> ומיקום </text:span><text:span text:style-name="T29">k</text:span><text:span text:style-name="T45"> יש הסתברות הקלקה כללית (לא דווקא ליניארית): <text:s text:c="5"/></text:span><text:span text:style-name="T49">r</text:span><text:span text:style-name="T40">j,</text:span><text:span text:style-name="T39">k</text:span></text:p>
      <text:p text:style-name="P77"><text:span text:style-name="T51">הראו דוגמה שבה </text:span><text:span text:style-name="T52">האלגוריתם </text:span><text:span text:style-name="T53">מסעיף א </text:span><text:span text:style-name="T52">לא עובד </text:span><text:span text:style-name="T51">(</text:span><text:span text:style-name="T52">לא מוצא שיבוץ הממקסם את סכום הערכים</text:span><text:span text:style-name="T51">).</text:span></text:p>
      <text:p text:style-name="P55">שאלה: חשיפת מידע</text:p>
      <text:p text:style-name="P3"><text:span text:style-name="T18">מצאתם בעליית-הגג שלכם שרשרת אבני-חן ישנה, </text:span>ואתם מאד רוצים לדעת מה השווי שלה. השכן שלכם הוא מומחה <text:span text:style-name="T18">לאבני-חן </text:span>ויודע בדיוק מהו <text:span text:style-name="T18">שווי השרשרת</text:span>, אבל הוא לא רוצה להגיד לכם. הציעו מנגנון שיגרום לשכן שלכם לגלות לכם<text:span text:style-name="T17">, מרצונו החופשי,</text:span> את שווי<text:span text:style-name="T6">ה</text:span> <text:span text:style-name="T1">האמיתי של השרשרת</text:span>.<text:span text:style-name="T10"> <text:s/></text:span><text:span text:style-name="T28">רמז</text:span><text:span text:style-name="T10">: קיראו כאן: https://www.econ2.uni-bonn.de/pdf/papers/goethes_second.pdf</text:span></text:p>
      <text:p text:style-name="P25">שאלה: <text:span text:style-name="T94">אלגוריתם מגלה-אמת להקצאת </text:span><text:span text:style-name="T22">זמן חישוב</text:span></text:p>
      <text:p text:style-name="P5">כמה אנשים מעוניינים להריץ תהליכים על <text:span text:style-name="T23">מחשב-על</text:span>. לכל אדם יש תהליך אחד. לכל תהליך יש זמן ריצה שונה. <text:span text:style-name="T24">מחשב-העל </text:span>יכול להריץ תהליך אחד בכל פעם. <text:span text:style-name="T25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6">(באופן סדרתי) </text:span>כך שמספר התהליכים הכולל יהיה הגדול ביותר.</text:p>
      <text:p text:style-name="P6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89">מגלה-אמת</text:span><text:span text:style-name="T13">, שיגרום לכל אדם להצהיר על הזמן האמיתי של התהליך שלו, ויריץ את המספר הגדול ביותר של תהליכים במסגרת הזמן הקצוב.</text:span></text:p>
      <text:p text:style-name="P7">להרחבה (לא חובה לצורך פתרון המטלה): </text:p>
      <text:list xml:id="list4136233918" text:style-name="L1">
        <text:list-item>
          <text:p text:style-name="P61"><text:span text:style-name="T37">U Feige, M Tennenholtz (2011): "</text:span><text:a xlink:type="simple" xlink:href="https://dl.acm.org/citation.cfm?id=1993709" text:style-name="Internet_20_link" text:visited-style-name="Visited_20_Internet_20_Link"><text:span text:style-name="T37">Mechanism design with uncertain inputs</text:span></text:a><text:span text:style-name="T37"> </text:span><text:a xlink:type="simple" xlink:href="https://dl.acm.org/citation.cfm?id=1993709" text:style-name="Internet_20_link" text:visited-style-name="Visited_20_Internet_20_Link"><text:span text:style-name="T37">(to err is human, to forgive divine)‏</text:span></text:a><text:span text:style-name="T37">"</text:span><text:a xlink:type="simple" xlink:href="http://www.wisdom.weizmann.ac.il/~feige/mypapers/FairShareFeb2014.pdf" text:style-name="Internet_20_link" text:visited-style-name="Visited_20_Internet_20_Link"><text:span text:style-name="T37">‏</text:span></text:a><text:span text:style-name="T37"> (2014): "</text:span><text:a xlink:type="simple" xlink:href="http://www.wisdom.weizmann.ac.il/~feige/mypapers/FairShareFeb2014.pdf" text:style-name="Internet_20_link" text:visited-style-name="Visited_20_Internet_20_Link"><text:span text:style-name="T37">On fair division of a homogeneous good"</text:span></text:a></text:p>
        </text:list-item>
      </text:list>
      <text:p text:style-name="P26"/>
      <text:p text:style-name="P38"/>
      <text:p text:style-name="P39">שאלה: בעיית תחנת המוניות עם נהגים אסטרטגיים</text:p>
      <text:p text:style-name="P8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xml:id="list3334055161" text:style-name="L2">
        <text:list-item>
          <text:p text:style-name="P67">המרחק בין נהג i לבין נוסע j הוא: d[i,j] (ק"מ). </text:p>
        </text:list-item>
        <text:list-item>
          <text:p text:style-name="P68"><text:span text:style-name="T56">התחנה לא יודעת איפה נמצא כל נהג, ולכן לא יודעת את d[i,j]. <text:s/></text:span><text:span text:style-name="T15">הערך הזה ידוע רק לנהג i.</text:span></text:p>
        </text:list-item>
        <text:list-item>
          <text:p text:style-name="P67">מחיר של דלק לקילומטר הוא p (ש"ח).</text:p>
        </text:list-item>
      </text:list>
      <text:p text:style-name="P37"><text:span text:style-name="T55">א. </text:span>תארו <text:span text:style-name="T55">מכרז </text:span>להתאמת נוסעים לנהגים, עם התכונות הבאות:</text:p>
      <text:list xml:id="list35495970" text:style-name="L3">
        <text:list-item>
          <text:p text:style-name="P74"><text:span text:style-name="T83">מגלה-אמת</text:span><text:span text:style-name="T57"> - </text:span>לכל נהג i כדאי לדווח את המרחק האמיתי בינו לבין כל נוסע (d[i,j] לכל j).</text:p>
        </text:list-item>
        <text:list-item>
          <text:p text:style-name="P75"><text:soft-page-break/><text:span text:style-name="T57">יעיל <text:s text:c="2"/>- המכרז</text:span> מוצא את ההשמה הזולה ביותר של נהגים לנוסעים.</text:p>
        </text:list-item>
      </text:list>
      <text:p text:style-name="P37"><text:span text:style-name="T70">ב. </text:span><text:span text:style-name="T69">הדגימו את פעולת </text:span><text:span text:style-name="T71">המכרז</text:span><text:span text:style-name="T69">: הסבירו מה מדווחים הנהגים, איזו השמה מחשב האלגוריתם, וכמה כל אחד משלם/מקבל.</text:span></text:p>
      <text:p text:style-name="P35"/>
      <text:p text:style-name="P40">שאלה: <text:span text:style-name="T58">הפיכת אלגוריתם למכרז</text:span></text:p>
      <text:p text:style-name="P9">מיצאו אלגוריתם נוסף שאתם מכירים<text:span text:style-name="T59">, שונה מהאלגוריתמים שנלמדו בכיתה</text:span>, שאפשר להפוך אותו <text:span text:style-name="T60">למכרז</text:span>. תארו <text:span text:style-name="T61">בפירוט </text:span>את הקלט <text:span text:style-name="T62">למכרז</text:span>, את הערכים של המשתתפים, את כלל-הבחירה ואת כלל-התשלום.</text:p>
      <text:p text:style-name="Heading_20_2">שאלה: כיסוי-בצמתים עם משקל מינימלי</text:p>
      <text:p text:style-name="P34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34"/>
      <text:p text:style-name="Heading_20_2"/>
      <text:p text:style-name="P27"><text:span text:style-name="T76">שאלה</text:span><text:span text:style-name="T19">: אלגוריתמים </text:span><text:span text:style-name="T77">מגלי-אמת</text:span><text:span text:style-name="T19"> </text:span><text:span text:style-name="T77">ללא כסף</text:span></text:p>
      <text:p text:style-name="P11">נתונה בעייה של חלוקת משאבים רציפים, <text:span text:style-name="T73">ללא כסף.</text:span></text:p>
      <text:p text:style-name="P10"><text:span text:style-name="T74">א</text:span>. הוכיחו שאלגוריתם "חתוך ובחר" אינו מגלה-אמת.</text:p>
      <text:p text:style-name="P12"><text:span text:style-name="T74">ב</text:span><text:span text:style-name="T81">. הציעו אלגוריתם </text:span><text:span text:style-name="T75">חלוקה </text:span><text:span text:style-name="T82">מגלה-אמת</text:span><text:span text:style-name="T81"> ויעיל פארטו.</text:span></text:p>
      <text:p text:style-name="P11"><text:span text:style-name="T74">ג</text:span>. הציעו אלגוריתם <text:span text:style-name="T75">חלוקה </text:span><text:span text:style-name="T82">מגלה-אמת</text:span> וללא-קנאה.</text:p>
      <text:p text:style-name="P46"/>
      <text:p text:style-name="P29">שאלה<text:span text:style-name="T108">:</text:span> <text:s/>עיצוב דף פירסום</text:p>
      <text:p text:style-name="P33">בדף-אינטרנט <text:span text:style-name="T109">מסויים אפשר </text:span>אפשר לשים <text:span text:style-name="T9">או </text:span>פירסומת אחת ארוכה, <text:span text:style-name="T9">או </text:span><text:span text:style-name="T109">שתי פרסומות קצרות.</text:span></text:p>
      <text:p text:style-name="P33">ישנם מספר מפרסמים המתחרים על מקום בדף. ההעדפות של כל מפרסם מיוצגות ע"י המחלקה:</text:p>
      <text:p text:style-name="P47">class Advertiser:</text:p>
      <text:p text:style-name="P47"><text:tab/>longvalue <text:span text:style-name="T110">= ...</text:span></text:p>
      <text:p text:style-name="P47"><text:s text:c="9"/><text:span text:style-name="T111"># </text:span>כמה המפרסם מרויח (בשקלים) אם פרסומת ארוכה שלו מופיעה בדף</text:p>
      <text:p text:style-name="P47"><text:tab/>shortvalue <text:span text:style-name="T110">= ...</text:span></text:p>
      <text:p text:style-name="P47"><text:s text:c="9"/><text:span text:style-name="T111">#</text:span> כמה המפרסם מרויח (בשקלים) אם פרסומת קצרה שלו מופיעה בדף</text:p>
      <text:p text:style-name="P47"/>
      <text:p text:style-name="P33">מפרסם שאינו מופיע בדף מרויח 0 שקלים. מנהלי האתר רוצים שהמפרסמים יהיו מרוצים - המטרה שלהם היא <text:span text:style-name="T13">למקסם את סכום רווחי המפרסמים</text:span>. עיזרו <text:span text:style-name="T112">להם </text:span>להחליט איזה פירסומות לשים באתר!</text:p>
      <text:p text:style-name="P48">א. כיתבו אלגוריתם, בעברית או בפסאודו-קוד, <text:span text:style-name="T13">המקבל כקלט את רשימת המפרסמים, ומחזיר כפלט:</text:span></text:p>
      <text:list xml:id="list3646417929" text:style-name="WWNum2">
        <text:list-item>
          <text:p text:style-name="P81">כמה פירסומות יהיו בעמוד (אחת או שתיים);</text:p>
        </text:list-item>
        <text:list-item>
          <text:p text:style-name="P81">איזה מפרסם/מפרסמים יופיעו בעמוד.</text:p>
        </text:list-item>
      </text:list>
      <text:p text:style-name="P48"><text:soft-page-break/><text:span text:style-name="T13">ב. </text:span><text:span text:style-name="T16">תכננו מכרז </text:span><text:span text:style-name="T13">הממקסם את סכום רווחי המפרסמים, וגם מעודד כל מפרסם לחשוף את הערכים <text:line-break/>longvalue, shortvalue <text:s/></text:span><text:span text:style-name="T7">האמיתיים <text:s/></text:span><text:span text:style-name="T13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48"><text:span text:style-name="T33">הערה</text:span><text:span text:style-name="T13">: אם מפרסם מסויים מופיע בדף ומשלם מחיר, התועלת שלו היא הרווח מהפירסום פחות המחיר.</text:span></text:p>
      <text:p text:style-name="P33">ג. הדגימו את פעולת <text:span text:style-name="T113">המכרז </text:span>שכתבתם על הקלט הבא, ובו ארבעה מפרסמים:</text:p>
      <text:p text:style-name="P42">ad[0].longvalue=10; <text:s/>ad[0].shortvalue=8;</text:p>
      <text:p text:style-name="P42">ad[1].longvalue=9; <text:s text:c="2"/>ad[1].shortvalue=1;</text:p>
      <text:p text:style-name="P42">ad[2].longvalue=8; <text:s text:c="2"/>ad[2].shortvalue=4;</text:p>
      <text:p text:style-name="P42">ad[3].longvalue=7; <text:s text:c="2"/>ad[3].shortvalue=3;</text:p>
      <text:p text:style-name="P30"/>
      <text:p text:style-name="P57">שאלה. <text:s/>סלילת רשת-כבישים</text:p>
      <text:p text:style-name="P88"><text:span text:style-name="T63">במדינה מסויימת יש </text:span><text:span text:style-name="T66">n</text:span><text:span text:style-name="T63"> ערים. הממשלה רוצה לחבר בין כל הערים ע"י </text:span><text:span text:style-name="T66">n</text:span><text:span text:style-name="T67">-1</text:span><text:span text:style-name="T63"> כבישים.</text:span></text:p>
      <text:p text:style-name="P88"><text:span text:style-name="T63">לכל זוג ערים </text:span><text:span text:style-name="T66">i,j</text:span><text:span text:style-name="T63">, יש קבלן שיכול לסלול את הכביש בין עיר </text:span><text:span text:style-name="T66">i</text:span><text:span text:style-name="T63"> לעיר </text:span><text:span text:style-name="T66">j</text:span><text:span text:style-name="T63">. כל הקבלנים שונים (כלומר מספר הקבלנים הוא </text:span><text:span text:style-name="T66">n(n-1)/2</text:span><text:span text:style-name="T63">). <text:s/>העלות של קבלן </text:span><text:span text:style-name="T66">i,j</text:span><text:span text:style-name="T63"> לסלילת הכביש היא </text:span><text:span text:style-name="T66">c[i,j]</text:span><text:span text:style-name="T63"> והיא ידועה רק לקבלן.</text:span></text:p>
      <text:p text:style-name="P88"><text:span text:style-name="T63">הממשלה מעוניינת לסלול </text:span><text:span text:style-name="T66">n</text:span><text:span text:style-name="T67">-1</text:span><text:span text:style-name="T63"> <text:s/>כבישים, כך שהעלות הכוללת של סלילת הרשת (סכום העלויות של </text:span><text:span text:style-name="T66">n</text:span><text:span text:style-name="T67">-1</text:span><text:span text:style-name="T63"> הקבלנים הנבחרים) היא קטנה ביותר.</text:span></text:p>
      <text:p text:style-name="P88"><text:span text:style-name="T63">א [</text:span><text:span text:style-name="T67">10</text:span><text:span text:style-name="T63"> נק']. תארו </text:span><text:span text:style-name="T64">מכרז </text:span><text:span text:style-name="T65">מגלה-אמת</text:span><text:span text:style-name="T63"> המאפשר לממשלה למצוא את הרשת בעלת העלות הקטנה ביותר.</text:span></text:p>
      <text:p text:style-name="P88"><text:span text:style-name="T63">ב [</text:span><text:span text:style-name="T67">10</text:span><text:span text:style-name="T63"> נק']. הדגימו בפירוט את פעולת </text:span><text:span text:style-name="T64">המכרז</text:span><text:span text:style-name="T63"> עבור </text:span><text:span text:style-name="T66">n</text:span><text:span text:style-name="T67">=</text:span><text:span text:style-name="T68">4</text:span><text:span text:style-name="T63"> ערים.</text:span></text:p>
      <text:p text:style-name="P60"/>
      <text:p text:style-name="P30">שאלה<text:span text:style-name="T108">:</text:span> <text:span text:style-name="T114">תיכנות – אלגוריתם </text:span><text:span text:style-name="T78">מגלה-אמת</text:span><text:span text:style-name="T114"> למציאת מסלול קל ביותר</text:span></text:p>
      <text:p text:style-name="P21">כיתבו פונקציה בפייתון, המקבלת גרף ממושקל ושני צמתים, מוצאת את המסלול <text:span text:style-name="T115">הזול </text:span>ביותר בין שני הצמתים, ומדפיסה כמה כסף צריכה לקבל כל קשת במסלול זה, בהתאם לאלגוריתם VCG:</text:p>
      <text:p text:style-name="P43">def vcg_cheapest_path(graph, source, target): ...</text:p>
      <text:p text:style-name="P21">לצורך חישוב המסלול הקל ביותר, <text:span text:style-name="T116">אפשר</text:span> להשתמש בספרי<text:span text:style-name="T117">ה</text:span> networkx</text:p>
      <text:p text:style-name="P21"><text:a xlink:type="simple" xlink:href="https://networkx.github.io/documentation/stable/reference/algorithms/shortest_paths.html" text:style-name="Internet_20_link" text:visited-style-name="Visited_20_Internet_20_Link"><text:span text:style-name="T2">https://networkx.github.io/documentation/stable/reference/algorithms/shortest_paths.html</text:span></text:a><text:span text:style-name="T2"> <text:s/></text:span></text:p>
      <text:p text:style-name="P21">בפונקציה dijkstra_path.</text:p>
      <text:p text:style-name="P58">* שאלה <text:span text:style-name="T124">1</text:span><text:span text:style-name="T108">:</text:span> <text:span text:style-name="T114">תיכנות – אלגוריתם </text:span><text:span text:style-name="T100">VCG כללי</text:span></text:p>
      <text:p text:style-name="P73"><text:span text:style-name="T101">א. </text:span><text:span text:style-name="T114">כיתבו פונקציה בפייתון, המקבלת </text:span><text:span text:style-name="T88">אוסף של תוצאות אפשריות, והערכים שכל שחקן מייחס לכל תוצאה, ומריצה את אלגוריתם VCG. <text:s/>הפונקציה משתמשת במחלקה הבאה:</text:span></text:p>
      <text:p text:style-name="P86">class Agent:</text:p>
      <text:p text:style-name="P86"><text:soft-page-break/><text:tab/>def value(option:int)-&gt;float:...</text:p>
      <text:p text:style-name="P86"><text:tab/><text:tab/>// מחזירה את הערך של השחקן הנוכחי לאפשרות המועברת כקלט</text:p>
      <text:p text:style-name="P80">כותרת הפונקציה:</text:p>
      <text:p text:style-name="P87">def vcg(agents: List[Agent], num_options:int)</text:p>
      <text:p text:style-name="P80">פלט לדוגמה:</text:p>
      <text:p text:style-name="P87">The chosen option is 4. </text:p>
      <text:p text:style-name="P87">Agent #0 pays 5.</text:p>
      <text:p text:style-name="P87">Agent #1 pays -4.</text:p>
      <text:p text:style-name="P79">ב. כתבו בדיקות-יחידה לפונקציה שלכם בעזרת <text:span text:style-name="T102">doctest</text:span><text:span text:style-name="T98">.</text:span></text:p>
      <text:p text:style-name="P78"/>
      <text:p text:style-name="P31"/>
      <text:p text:style-name="P32"><text:span text:style-name="T105">שאלה: </text:span><text:span text:style-name="T79">מכרזים לא-מגלי-אמת</text:span></text:p>
      <text:p text:style-name="P23"><text:span text:style-name="T118">בהרצאה, מפאת אילוצי זמן, אנחנו לומדים רק את התשובה ה"נכונה" לכל בעיה, ולא את כל התשובות ה"לא נכונות" שאנשים מצאו בדרך. </text:span><text:span text:style-name="T86">מטרת השאלה הנוכחית היא לבדוק כמה תשובות "לא נכונות".</text:span></text:p>
      <text:p text:style-name="P23"><text:span text:style-name="T84">א</text:span><text:span text:style-name="T96">. </text:span><text:span text:style-name="T74">הצעד הראשון במכרז VCG הוא מציאת האפשרות הממקסמת את </text:span><text:span text:style-name="T32">סכום </text:span><text:span text:style-name="T74">ערכי המשתתפים. </text:span><text:span text:style-name="T119">הראו, שאם </text:span><text:span text:style-name="T84">במקום זה </text:span><text:span text:style-name="T74">מוצאים את האפשרות הממקסמת את </text:span><text:span text:style-name="T32">מכפלת </text:span><text:span text:style-name="T74">ערכי המשתתפים – המכרז </text:span><text:span text:style-name="T84">אינו </text:span><text:span text:style-name="T85">מגלה-אמת.</text:span></text:p>
      <text:p text:style-name="P23"><text:span text:style-name="T87">ב</text:span><text:span text:style-name="T120">. במכרז VCG, </text:span><text:span text:style-name="T87">תשלומי השחקנים נמסרים למנהל-המכרז. הראו, שאם תשלומי השחקנים מחולקים </text:span><text:span text:style-name="T120">שווה בשווה בין המשתתפים – המכרז </text:span><text:span text:style-name="T121">אינו </text:span><text:span text:style-name="T85">מגלה-אמת.</text:span></text:p>
      <text:p text:style-name="P22"/>
      <text:p text:style-name="P41"/>
      <text:p text:style-name="P45"/>
      <text:p text:style-name="P50"/>
      <text:p text:style-name="P51"/>
      <text:p text:style-name="P28">שאלה: <text:span text:style-name="T103">עידוד השתתפות</text:span></text:p>
      <text:p text:style-name="P20"><text:span text:style-name="T104">תזכורת: אלגוריתם הוא </text:span><text:span text:style-name="T30">מעודד השתתפות </text:span><text:span text:style-name="T105">אם התועלת של כל שחקן המשתתף באלגוריתם היא לפחות 0 <text:line-break/>(אף אחד לא ניזוק מהשתתפות באלגוריתם).</text:span></text:p>
      <text:p text:style-name="P18">נתונה בעיה כללית של החלטה בין אפשרויות שונות (כמו בעיית <text:span text:style-name="T104">"בחירת </text:span>המסעדה<text:span text:style-name="T104">"</text:span> שהודגמה בשיעור).</text:p>
      <text:p text:style-name="P20"><text:span text:style-name="T106">א. הוכיחו, שאם כל שחקן מייחס ערך לפחות 0 לכל אפשרות </text:span><text:span text:style-name="T31">שאינה </text:span><text:span text:style-name="T107">כוללת אותו, אז אלגוריתם VCG מעודד השתתפות.</text:span></text:p>
      <text:p text:style-name="P19">ב. הראו, שאם התנאי לא מתקיים, אז אלגוריתם VCG אינו מעודד השתתפות.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17T13:57:40.754000000</dc:date>
    <meta:editing-duration>P11DT18H53M38S</meta:editing-duration>
    <meta:editing-cycles>1291</meta:editing-cycles>
    <meta:document-statistic meta:table-count="0" meta:image-count="0" meta:object-count="0" meta:page-count="6" meta:paragraph-count="105" meta:word-count="1307" meta:character-count="7879" meta:non-whitespace-character-count="6626"/>
  </office:meta>
</office:document-meta>
</file>